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EP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Usable</text:p>
          </table:table-cell>
          <table:table-cell office:value-type="string" calcext:value-type="string">
            <text:p>Sac de Dynamit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</text:p>
          </table:table-cell>
          <table:table-cell office:value-type="string" calcext:value-type="string">
            <text:p>Avec ce sac, vous pouvez transporter et utiliser <text:span text:style-name="T1">des Dynamites</text:span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Lantern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</text:p>
          </table:table-cell>
          <table:table-cell office:value-type="string" calcext:value-type="string">
            <text:p>Permet d’illuminer les alentours et même de révéler la présence d’objet tapis dans l’obscurité. Elle consomme de la magie pour brill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Pistole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</text:p>
          </table:table-cell>
          <table:table-cell office:value-type="string" calcext:value-type="string">
            <text:p>Un mousquet à silex développé pour lancer des perles de magie. Utile contre les monstres ou pour activer des mécanismes électriqu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Cristal Magi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e jolie gemme qui remplit votre barre de vie avec le contenu de votre barre de magie.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5:09:51.724000000</meta:creation-date>
    <dc:date>2022-01-26T15:11:51.164000000</dc:date>
    <meta:editing-duration>PT2M</meta:editing-duration>
    <meta:editing-cycles>1</meta:editing-cycles>
    <meta:document-statistic meta:table-count="1" meta:cell-count="22" meta:object-count="0"/>
    <meta:generator>LibreOffice/7.2.2.2$Windows_X86_64 LibreOffice_project/02b2acce88a210515b4a5bb2e46cbfb63fe97d56</meta:generator>
  </office:meta>
</office:document-meta>
</file>